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family="table" style:name="ta1">
      <style:table-properties table:display="true"/>
    </style:style>
    <style:style style:name="ce0" style:family="table-cell" style:parent-style-name="Default">
      <style:table-cell-properties style:vertical-align="bottom" style:rotation-align="none"/>
      <style:paragraph-properties fo:text-align="start"/>
      <style:text-properties fo:color="#000000" fo:font-family="Calibri" fo:font-size="11.0pt"/>
    </style:style>
    <style:style style:name="ce1" style:family="table-cell" style:parent-style-name="Default">
      <style:table-cell-properties style:vertical-align="bottom" style:rotation-align="none"/>
      <style:paragraph-properties fo:text-align="center"/>
      <style:text-properties fo:color="#000000" fo:font-family="Calibri" fo:font-size="11.0pt"/>
    </style:style>
  </office:automatic-styles>
  <office:body>
    <office:spreadsheet>
      <table:calculation-settings/>
      <table:table table:name="Отчет Громова Артур" table:style-name="ta1">
        <office:forms/>
        <table:table-row>
          <table:table-cell table:number-columns-spanned="5" table:number-rows-spanned="1" table:style-name="ce0" office:value-type="string">
            <text:p>Специальность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6" table:number-rows-spanned="1" table:style-name="ce1" office:value-type="string">
            <text:p>23.02.05 Эксплуатация транспортного электрооборудования и автоматики (по видам транспорта, за исключением водного)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урс обучени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3">
            <text:p>3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активностей, в которых участвовал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1">
            <text:p>1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стажировок, которые проходит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0">
            <text:p>0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стажировок, которые проходил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0">
            <text:p>0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вакансий, на которые откликнулся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0">
            <text:p>0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активных вакансий у студента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0">
            <text:p>0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потребностей, на которые откликнулся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1">
            <text:p>1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потребностей, которые выполнил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0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4-04-16T02:59:53+00:00</meta:creation-date>
    <dc:date>2024-04-16T02:59:53+00:00</dc:date>
    <dc:title>Отчет Громова Артур</dc:title>
    <dc:description/>
    <dc:subject/>
    <meta:keyword/>
    <meta:user-defined meta:name="Company"/>
    <meta:user-defined meta:name="category"/>
  </office:meta>
</office:document-meta>
</file>